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sMethodArgumentResolverTests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sMethodArgumentResolverTests.bindingResult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sMethodArgumentResolverTests.handle(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sMethodArgumentResolverTests.binding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rrorsMethodArgumentResolverTests.noBinding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s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